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54e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54e6" officeooo:paragraph-rsid="001a54e6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cbf2" officeooo:paragraph-rsid="001bcbf2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cb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 People’s Assembly, convening on the <text:span text:style-name="T3">30th</text:span> of <text:span text:style-name="T3">May</text:span> 202<text:span text:style-name="T3">3</text:span> under the <text:span text:style-name="T3">30th</text:span> PA Meeting.</text:p>
      <text:p text:style-name="P1"/>
      <text:p text:style-name="P1">The Assembly, recognising the current situation,</text:p>
      <text:p text:style-name="P1"/>
      <text:p text:style-name="P3">Constitutes the need to revoke Motion 19-1: To get a discord bot to automatically add the voting emojis. This because in practice it's annoying when counting votes, it's slow and it doesn't achieve it's goal (if the votes are 1-2-1 it's quite obvious hence its goal is annulled)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3">FVerndari</text:p>
      <text:p text:style-name="P3">Comradedoggo_23</text:p>
      <text:p text:style-name="P3">Emeralda_axe7</text:p>
      <text:p text:style-name="P4">Thanster</text:p>
      <text:p text:style-name="P1"/>
      <text:p text:style-name="P1"/>
      <text:p text:style-name="P1"/>
      <text:p text:style-name="Standard"><text:span text:style-name="T1">[</text:span><text:span text:style-name="T2">Motion 30-2: To revoke Motion 19-1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20:45:19.619239165</dc:date>
    <meta:editing-duration>PT3M18S</meta:editing-duration>
    <meta:editing-cycles>7</meta:editing-cycles>
    <meta:generator>LibreOffice/7.5.3.2$Linux_X86_64 LibreOffice_project/67bf5ab3e8553b11738d1302ab7051a12dd8b40d</meta:generator>
    <meta:document-statistic meta:table-count="0" meta:image-count="0" meta:object-count="0" meta:page-count="1" meta:paragraph-count="11" meta:word-count="84" meta:character-count="528" meta:non-whitespace-character-count="455"/>
  </office:meta>
</office:document-meta>
</file>